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ahoma" svg:font-family="Tahoma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c721" officeooo:paragraph-rsid="0004c721"/>
    </style:style>
    <style:style style:name="P2" style:family="paragraph" style:parent-style-name="Standard">
      <style:paragraph-properties fo:text-align="center" style:justify-single-word="false"/>
      <style:text-properties officeooo:rsid="0004c721" officeooo:paragraph-rsid="0004c721"/>
    </style:style>
    <style:style style:name="P3" style:family="paragraph" style:parent-style-name="Standard">
      <style:text-properties officeooo:rsid="00050942" officeooo:paragraph-rsid="0004c721"/>
    </style:style>
    <style:style style:name="P4" style:family="paragraph" style:parent-style-name="Standard">
      <style:text-properties officeooo:rsid="00067e65" officeooo:paragraph-rsid="00067e65"/>
    </style:style>
    <style:style style:name="P5" style:family="paragraph" style:parent-style-name="Standard" style:list-style-name="L1">
      <style:text-properties officeooo:rsid="0004c721" officeooo:paragraph-rsid="0004c721"/>
    </style:style>
    <style:style style:name="P6" style:family="paragraph" style:parent-style-name="Standard">
      <style:text-properties officeooo:rsid="0004c721" officeooo:paragraph-rsid="0004c721"/>
    </style:style>
    <style:style style:name="P7" style:family="paragraph" style:parent-style-name="Standard">
      <style:text-properties officeooo:rsid="0009dd06" officeooo:paragraph-rsid="0009dd06"/>
    </style:style>
    <style:style style:name="P8" style:family="paragraph" style:parent-style-name="Standard">
      <style:text-properties officeooo:rsid="000a746e" officeooo:paragraph-rsid="000a746e"/>
    </style:style>
    <style:style style:name="T1" style:family="text">
      <style:text-properties officeooo:rsid="000a74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ions</text:p>
      <text:p text:style-name="P1"/>
      <text:p text:style-name="P1">Méthode CSS :</text:p>
      <text:list xml:id="list1566508382" text:style-name="L1">
        <text:list-item>
          <text:p text:style-name="P5">gird</text:p>
        </text:list-item>
        <text:list-item>
          <text:p text:style-name="P5">Fexbox</text:p>
        </text:list-item>
        <text:list-item>
          <text:p text:style-name="P5">floatl : left</text:p>
        </text:list-item>
      </text:list>
      <text:p text:style-name="P1"/>
      <text:p text:style-name="P1"/>
      <text:p text:style-name="P1">bindParam <text:s text:c="4"/>PDO::PARAM_STR</text:p>
      <text:p text:style-name="P1">htmlspechailchar(…….., ENT_QOTES)</text:p>
      <text:p text:style-name="P1"/>
      <text:p text:style-name="P1"/>
      <text:p text:style-name="P4">Une personne est un objet donc classe PublicManager pour enregistrer les coord<text:span text:style-name="T1">o</text:span>nnées, mais on peut considérer également que l’adresse est un objet et faire une classe pour enregistrer les coordonnées.</text:p>
      <text:p text:style-name="P1"/>
      <text:p text:style-name="P1"/>
      <text:p text:style-name="P1"/>
      <text:p text:style-name="P1"/>
      <text:p text:style-name="P1"/>
      <text:p text:style-name="P1"/>
      <text:p text:style-name="P7">Problème de comparaisond’URL dans les fichiers post, les lignes sont en commentaires pour ne pas déranger</text:p>
      <text:p text:style-name="P8">D’après PHP.net ce n’est pas une valeur de confianc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ahoma" svg:font-family="Tahoma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ahoma" fo:font-family="Tahoma" style:font-family-generic="swiss"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1:54:45.156000000</meta:creation-date>
    <dc:date>2018-05-28T09:43:54.545000000</dc:date>
    <meta:editing-duration>PT51M18S</meta:editing-duration>
    <meta:editing-cycles>4</meta:editing-cycles>
    <meta:generator>LibreOffice/6.0.1.1$Windows_x86 LibreOffice_project/60bfb1526849283ce2491346ed2aa51c465abfe6</meta:generator>
    <meta:document-statistic meta:table-count="0" meta:image-count="0" meta:object-count="0" meta:page-count="1" meta:paragraph-count="10" meta:word-count="71" meta:character-count="467" meta:non-whitespace-character-count="405"/>
  </office:meta>
</office:document-meta>
</file>